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1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6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,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 table:number-columns-repeated="2"/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 table:number-columns-repeated="2"/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 table:number-columns-repeated="2"/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 table:number-columns-repeated="2"/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 table:number-columns-repeated="2"/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 table:number-columns-repeated="2"/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 table:number-columns-repeated="2"/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 table:number-columns-repeated="2"/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 table:number-columns-repeated="2"/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 table:number-columns-repeated="2"/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 table:number-columns-repeated="2"/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 table:number-columns-repeated="2"/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 table:number-columns-repeated="2"/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 table:number-columns-repeated="2"/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2">00/00/0000</text:date>, <text:time style:data-style-name="N2" text:time-value="17:32:42.99276304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5108" meta:object-count="0"/>
  </office:meta>
</office:document-meta>
</file>